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40.00pt" fo:font-weight="normal" fo:font-family="Papyrus" style:font-family-asian="Papyrus" style:font-family-complex="Papyrus" fo:background-color="transparent" fo:color="#280099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28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fo:color="#2800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3.00pt" fo:font-weight="bold" fo:font-family="Arial" style:font-family-asian="Arial" style:font-family-complex="Arial" fo:background-color="transparent" style:use-window-font-color="true" fo:text-transform="uppercase"/>
    </style:style>
    <style:style style:name="T1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33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 style:text-line-through-style="solid" style:text-line-through-type="single"/>
    </style:style>
    <style:style style:name="T1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1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2" style:family="text">
      <style:text-properties fo:font-size="11.5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ff0000"/>
    </style:style>
    <style:style style:name="T153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4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55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6" style:family="text">
      <style:text-properties fo:font-size="11.50pt" fo:font-weight="bold" fo:font-family="Helvetica" style:font-family-asian="Helvetica" style:font-family-complex="Helvetica" fo:background-color="transparent" fo:color="#ff0000"/>
    </style:style>
    <style:style style:name="T157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8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0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6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4" style:family="text">
      <style:text-properties fo:font-size="11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165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6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67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8" style:family="text">
      <style:text-properties fo:font-size="12.00pt" fo:font-weight="bold" fo:font-family="Helvetica" style:font-family-asian="Helvetica" style:font-family-complex="Helvetica" fo:background-color="transparent" style:use-window-font-color="true"/>
    </style:style>
    <style:style style:name="T16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0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2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4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5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6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7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8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7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8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87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8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6.00pt" fo:font-weight="bold" fo:font-family="Arial" style:font-family-asian="Arial" style:font-family-complex="Arial" fo:background-color="transparent" fo:color="#ff0000"/>
    </style:style>
    <style:style style:name="T208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14.00pt" fo:margin-bottom="12.00pt"/>
    </style:style>
    <style:style style:name="P3" style:family="paragraph">
      <style:paragraph-properties fo:line-height="100.00%" fo:text-align="center" fo:margin-bottom="12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1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8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top="11.90pt" fo:margin-bottom="11.90pt"/>
    </style:style>
    <style:style style:name="P39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0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3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9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2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61" style:family="paragraph">
      <style:paragraph-properties fo:line-height="100.00%" fo:text-align="left" fo:margin-top="11.90pt" fo:margin-bottom="11.90p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6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top="12.00pt" fo:margin-bottom="6.00pt"/>
    </style:style>
    <style:style style:name="P71" style:family="paragraph">
      <style:paragraph-properties fo:line-height="100.00%" fo:text-align="left">
        <style:tab-stops>
          <style:tab-stop style:position="453.60pt" style:type="right" style:leader-style="dotted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top="12.00pt" fo:margin-bottom="6.00pt"/>
    </style:style>
    <style:style style:name="P74" style:family="paragraph">
      <style:paragraph-properties fo:line-height="100.00%" fo:text-align="left" fo:margin-bottom="6.00pt"/>
    </style:style>
    <style:style style:name="P75" style:family="paragraph">
      <style:paragraph-properties fo:line-height="100.00%" fo:text-align="left" fo:margin-top="12.00pt" fo:margin-bottom="6.00pt"/>
    </style:style>
    <text:list-style style:name="L7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6" style:family="paragraph">
      <style:paragraph-properties fo:line-height="100.00%" fo:text-align="left" fo:margin-bottom="6.00pt"/>
    </style:style>
    <style:style style:name="P77" style:family="paragraph">
      <style:paragraph-properties fo:line-height="100.00%" fo:text-align="left" fo:margin-left="18.00pt" fo:text-indent="0.00pt" fo:margin-bottom="6.00pt"/>
    </style:style>
    <style:style style:name="P78" style:family="paragraph">
      <style:paragraph-properties fo:line-height="100.00%" fo:text-align="left" fo:margin-bottom="6.00pt"/>
    </style:style>
    <text:list-style style:name="L7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9" style:family="paragraph">
      <style:paragraph-properties fo:line-height="100.00%" fo:text-align="left" fo:margin-bottom="6.00pt"/>
    </style:style>
    <style:style style:name="P80" style:family="paragraph">
      <style:paragraph-properties fo:line-height="100.00%" fo:text-align="left" fo:margin-left="18.00pt" fo:text-indent="0.00pt" fo:margin-bottom="6.00pt"/>
    </style:style>
    <style:style style:name="P81" style:family="paragraph">
      <style:paragraph-properties fo:line-height="100.00%" fo:text-align="left" fo:margin-bottom="6.00pt"/>
    </style:style>
    <style:style style:name="P82" style:family="paragraph">
      <style:paragraph-properties fo:line-height="100.00%" fo:text-align="left" fo:margin-left="18.00pt" fo:text-indent="0.00pt" fo:margin-bottom="6.00pt"/>
    </style:style>
    <style:style style:name="P83" style:family="paragraph">
      <style:paragraph-properties fo:line-height="100.00%" fo:text-align="left" fo:margin-bottom="6.00pt"/>
    </style:style>
    <text:list-style style:name="L8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4" style:family="paragraph">
      <style:paragraph-properties fo:line-height="100.00%" fo:text-align="left" fo:margin-bottom="6.00pt"/>
    </style:style>
    <style:style style:name="P85" style:family="paragraph">
      <style:paragraph-properties fo:line-height="100.00%" fo:text-align="left" fo:margin-left="18.00pt" fo:text-indent="0.00pt" fo:margin-bottom="6.00pt"/>
    </style:style>
    <style:style style:name="P86" style:family="paragraph">
      <style:paragraph-properties fo:line-height="100.00%" fo:text-align="left" fo:margin-bottom="6.00pt"/>
    </style:style>
    <style:style style:name="P87" style:family="paragraph">
      <style:paragraph-properties fo:line-height="100.00%" fo:text-align="left" fo:margin-left="18.00pt" fo:text-indent="0.00pt" fo:margin-bottom="6.00pt"/>
    </style:style>
    <style:style style:name="P88" style:family="paragraph">
      <style:paragraph-properties fo:line-height="100.00%" fo:text-align="left" fo:margin-bottom="6.00pt"/>
    </style:style>
    <text:list-style style:name="L8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bottom="6.00pt"/>
    </style:style>
    <style:style style:name="P90" style:family="paragraph">
      <style:paragraph-properties fo:line-height="100.00%" fo:text-align="left" fo:margin-left="18.00pt" fo:text-indent="0.00pt" fo:margin-bottom="6.00pt"/>
    </style: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left" fo:margin-top="12.00pt" fo:margin-bottom="6.00pt"/>
    </style:style>
    <style:style style:name="P93" style:family="paragraph">
      <style:paragraph-properties fo:line-height="100.00%" fo:text-align="justify" fo:margin-bottom="10.00pt"/>
    </style:style>
    <text:list-style style:name="L9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4" style:family="paragraph">
      <style:paragraph-properties fo:line-height="100.00%" fo:text-align="left" fo:margin-bottom="10.00pt"/>
    </style:style>
    <style:style style:name="P95" style:family="paragraph">
      <style:paragraph-properties fo:line-height="100.00%" fo:text-align="left" fo:margin-left="18.00pt" fo:text-indent="0.00pt" fo:margin-bottom="10.00pt"/>
    </style:style>
    <style:style style:name="P96" style:family="paragraph">
      <style:paragraph-properties fo:line-height="100.00%" fo:text-align="justify" fo:margin-bottom="10.00pt"/>
    </style:style>
    <style:style style:name="P97" style:family="paragraph">
      <style:paragraph-properties fo:line-height="100.00%" fo:text-align="justify" fo:margin-left="18.00pt" fo:text-indent="0.00pt" fo:margin-bottom="10.00pt"/>
    </style:style>
    <style:style style:name="P98" style:family="paragraph">
      <style:paragraph-properties fo:line-height="100.00%" fo:text-align="justify" fo:margin-bottom="10.00pt"/>
    </style:style>
    <text:list-style style:name="L9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9" style:family="paragraph">
      <style:paragraph-properties fo:line-height="100.00%" fo:text-align="justify" fo:margin-bottom="10.00pt"/>
    </style:style>
    <style:style style:name="P100" style:family="paragraph">
      <style:paragraph-properties fo:line-height="100.00%" fo:text-align="left" fo:margin-top="12.00pt" fo:margin-bottom="6.00pt"/>
    </style:style>
    <text:list-style style:name="L10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1" style:family="paragraph">
      <style:paragraph-properties fo:line-height="100.00%" fo:text-align="left" fo:margin-top="12.00pt"/>
    </style:style>
    <style:style style:name="P102" style:family="paragraph">
      <style:paragraph-properties fo:line-height="100.00%" fo:text-align="left" fo:margin-top="12.00pt"/>
    </style:style>
    <text:list-style style:name="L10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3" style:family="paragraph">
      <style:paragraph-properties fo:line-height="100.00%" fo:text-align="left" fo:margin-top="12.00pt"/>
    </style:style>
    <style:style style:name="P104" style:family="paragraph">
      <style:paragraph-properties fo:line-height="100.00%" fo:text-align="left" fo:margin-top="12.00pt"/>
    </style:style>
    <style:style style:name="P105" style:family="paragraph">
      <style:paragraph-properties fo:line-height="100.00%" fo:text-align="left" fo:margin-top="12.00pt" fo:margin-bottom="6.00pt"/>
    </style:style>
    <text:list-style style:name="L10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6" style:family="paragraph">
      <style:paragraph-properties fo:line-height="100.00%" fo:text-align="left" fo:margin-top="12.00pt"/>
    </style:style>
    <style:style style:name="P107" style:family="paragraph">
      <style:paragraph-properties fo:line-height="100.00%" fo:text-align="left" fo:margin-top="12.00pt" fo:margin-bottom="6.00pt"/>
    </style:style>
    <text:list-style style:name="L10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8" style:family="paragraph">
      <style:paragraph-properties fo:line-height="100.00%" fo:text-align="left" fo:margin-top="12.00pt"/>
    </style:style>
    <style:style style:name="P109" style:family="paragraph">
      <style:paragraph-properties fo:line-height="100.00%" fo:text-align="left" fo:margin-top="12.00pt" fo:margin-bottom="6.00pt"/>
    </style:style>
    <text:list-style style:name="L1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0" style:family="paragraph">
      <style:paragraph-properties fo:line-height="100.00%" fo:text-align="left" fo:margin-bottom="6.00pt"/>
    </style:style>
    <style:style style:name="P111" style:family="paragraph">
      <style:paragraph-properties fo:line-height="100.00%" fo:text-align="justify" fo:margin-bottom="6.00pt"/>
    </style:style>
    <style:style style:name="P112" style:family="paragraph">
      <style:paragraph-properties fo:line-height="100.00%" fo:text-align="justify" fo:margin-left="18.00pt" fo:text-indent="0.00pt" fo:margin-bottom="6.00pt"/>
    </style:style>
    <style:style style:name="P113" style:family="paragraph">
      <style:paragraph-properties fo:line-height="100.00%" fo:text-align="left" fo:margin-left="18.00pt" fo:text-indent="0.00pt" fo:margin-bottom="6.00pt"/>
    </style:style>
    <style:style style:name="P114" style:family="paragraph">
      <style:paragraph-properties fo:line-height="100.00%" fo:text-align="justify" fo:margin-bottom="6.00pt"/>
    </style:style>
    <style:style style:name="P115" style:family="paragraph">
      <style:paragraph-properties fo:line-height="100.00%" fo:text-align="justify" fo:margin-left="18.00pt" fo:text-indent="0.00pt" fo:margin-bottom="6.00pt"/>
    </style:style>
    <style:style style:name="P116" style:family="paragraph">
      <style:paragraph-properties fo:line-height="100.00%" fo:text-align="justify" fo:margin-left="36.00pt" fo:text-indent="0.00pt" fo:margin-bottom="6.00pt"/>
    </style:style>
    <style:style style:name="P117" style:family="paragraph">
      <style:paragraph-properties fo:line-height="100.00%" fo:text-align="justify" fo:margin-bottom="6.00pt"/>
    </style:style>
    <style:style style:name="P118" style:family="paragraph">
      <style:paragraph-properties fo:line-height="100.00%" fo:text-align="justify" fo:margin-left="18.00pt" fo:text-indent="0.00pt" fo:margin-bottom="6.00pt"/>
    </style:style>
    <style:style style:name="P119" style:family="paragraph">
      <style:paragraph-properties fo:line-height="100.00%" fo:text-align="justify" fo:margin-left="36.00pt" fo:text-indent="0.00pt" fo:margin-bottom="6.00pt"/>
    </style:style>
    <style:style style:name="P120" style:family="paragraph">
      <style:paragraph-properties fo:line-height="100.00%" fo:text-align="justify" fo:margin-bottom="6.00pt"/>
    </style:style>
    <style:style style:name="P121" style:family="paragraph">
      <style:paragraph-properties fo:line-height="100.00%" fo:text-align="justify" fo:margin-left="18.00pt" fo:text-indent="0.00pt" fo:margin-bottom="6.00pt"/>
    </style:style>
    <style:style style:name="P122" style:family="paragraph">
      <style:paragraph-properties fo:line-height="100.00%" fo:text-align="left" fo:margin-left="18.00pt" fo:text-indent="0.00pt" fo:margin-bottom="6.00pt"/>
    </style:style>
    <style:style style:name="P123" style:family="paragraph">
      <style:paragraph-properties fo:line-height="100.00%" fo:text-align="justify" fo:margin-bottom="6.00pt"/>
    </style:style>
    <style:style style:name="P124" style:family="paragraph">
      <style:paragraph-properties fo:line-height="100.00%" fo:text-align="left" fo:margin-top="12.00pt" fo:margin-bottom="6.00pt"/>
    </style:style>
    <style:style style:name="P125" style:family="paragraph">
      <style:paragraph-properties fo:line-height="100.00%" fo:text-align="left" fo:margin-bottom="6.00pt"/>
    </style:style>
    <style:style style:name="P126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29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32" style:family="paragraph">
      <style:paragraph-properties fo:line-height="100.00%" fo:text-align="justify" fo:margin-bottom="6.00pt"/>
    </style:style>
    <style:style style:name="P133" style:family="paragraph">
      <style:paragraph-properties fo:line-height="100.00%" fo:text-align="left" fo:margin-top="12.00pt" fo:margin-bottom="6.00pt"/>
    </style:style>
    <style:style style:name="P134" style:family="paragraph">
      <style:paragraph-properties fo:line-height="100.00%" fo:text-align="justify" fo:margin-bottom="6.00pt"/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justify"/>
    </style:style>
    <style:style style:name="P137" style:family="paragraph">
      <style:paragraph-properties fo:line-height="100.00%" fo:text-align="left"/>
    </style:style>
    <text:list-style style:name="L1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 fo:margin-top="5.65pt"/>
    </style:style>
    <style:style style:name="P140" style:family="paragraph">
      <style:paragraph-properties fo:line-height="100.00%" fo:text-align="left"/>
    </style:style>
    <text:list-style style:name="L14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top="5.65pt"/>
    </style:style>
    <style:style style:name="P143" style:family="paragraph">
      <style:paragraph-properties fo:line-height="100.00%" fo:text-align="left"/>
    </style:style>
    <text:list-style style:name="L14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top="5.65pt"/>
    </style:style>
    <style:style style:name="P146" style:family="paragraph">
      <style:paragraph-properties fo:line-height="100.00%" fo:text-align="left"/>
    </style:style>
    <style:style style:name="TableColumn0100" style:family="table-column">
      <style:table-column-properties style:column-width="1.640278in"/>
    </style:style>
    <style:style style:name="TableColumn0101" style:family="table-column">
      <style:table-column-properties style:column-width="3.504861in"/>
    </style:style>
    <style:style style:name="Table01" style:family="table">
      <style:table-properties style:width="5.145139in" fo:margin-left="0.000000in" style:writing-mode="lr" table:align="left" style:may-break-between-rows="true"/>
    </style:style>
    <style:style style:name="TableRow0100" style:family="table-row">
      <style:table-row-properties style:min-row-height="0.1416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2" style:family="table-row">
      <style:table-row-properties style:min-row-height="0.183333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3" style:family="table-row">
      <style:table-row-properties style:min-row-height="0.200000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4" style:family="table-row">
      <style:table-row-properties style:min-row-height="0.183333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5" style:family="table-row">
      <style:table-row-properties style:min-row-height="0.562500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200" style:family="table-column">
      <style:table-column-properties style:column-width="0.270833in"/>
    </style:style>
    <style:style style:name="TableColumn0201" style:family="table-column">
      <style:table-column-properties style:column-width="3.250000in"/>
    </style:style>
    <style:style style:name="Table02" style:family="table">
      <style:table-properties style:width="3.52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300" style:family="table-column">
      <style:table-column-properties style:column-width="0.334028in"/>
    </style:style>
    <style:style style:name="TableColumn0301" style:family="table-column">
      <style:table-column-properties style:column-width="0.834028in"/>
    </style:style>
    <style:style style:name="TableColumn0302" style:family="table-column">
      <style:table-column-properties style:column-width="0.634722in"/>
    </style:style>
    <style:style style:name="TableColumn0303" style:family="table-column">
      <style:table-column-properties style:column-width="0.908333in"/>
    </style:style>
    <style:style style:name="TableColumn0304" style:family="table-column">
      <style:table-column-properties style:column-width="1.885417in"/>
    </style:style>
    <style:style style:name="TableColumn0305" style:family="table-column">
      <style:table-column-properties style:column-width="0.552778in"/>
    </style:style>
    <style:style style:name="TableColumn0306" style:family="table-column">
      <style:table-column-properties style:column-width="1.150694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301" style:family="table-row">
      <style:table-row-properties style:min-row-height="0.166667in"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400" style:family="table-column">
      <style:table-column-properties style:column-width="0.334028in"/>
    </style:style>
    <style:style style:name="TableColumn0401" style:family="table-column">
      <style:table-column-properties style:column-width="0.834028in"/>
    </style:style>
    <style:style style:name="TableColumn0402" style:family="table-column">
      <style:table-column-properties style:column-width="0.634722in"/>
    </style:style>
    <style:style style:name="Table04" style:family="table">
      <style:table-properties style:width="1.8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olumn0500" style:family="table-column">
      <style:table-column-properties style:column-width="0.793056in"/>
    </style:style>
    <style:style style:name="TableColumn0501" style:family="table-column">
      <style:table-column-properties style:column-width="0.917361in"/>
    </style:style>
    <style:style style:name="TableColumn0502" style:family="table-column">
      <style:table-column-properties style:column-width="2.709028in"/>
    </style:style>
    <style:style style:name="TableColumn0503" style:family="table-column">
      <style:table-column-properties style:column-width="0.752083in"/>
    </style:style>
    <style:style style:name="TableColumn0504" style:family="table-column">
      <style:table-column-properties style:column-width="1.129167in"/>
    </style:style>
    <style:style style:name="Table05" style:family="table">
      <style:table-properties style:width="6.3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600" style:family="table-column">
      <style:table-column-properties style:column-width="1.366667in"/>
    </style:style>
    <style:style style:name="TableColumn0601" style:family="table-column">
      <style:table-column-properties style:column-width="4.933333in"/>
    </style:style>
    <style:style style:name="Table06" style:family="table">
      <style:table-properties style:width="6.30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</office:automatic-styles>
  <office:body>
    <office:text>
      <text:p text:style-name="P1"><draw:frame text:anchor-type="as-char" svg:width="156.37mm" svg:height="26.99mm" style:rel-width="scale" style:rel-height="scale"><draw:object-ole xlink:href="OleObj1"/><draw:image xlink:href="ObjectReplacements/OleObj1"/></draw:frame><text:span text:style-name="T1"/></text:p>
      <text:p text:style-name="P2"><text:span text:style-name="T2">- Requirements and Analyses: Project Proposal -</text:span></text:p>
      <text:p text:style-name="P3"><text:span text:style-name="T3">&lt;4D Platformer&gt;</text:span></text:p>
      <text:p text:style-name="P3"><text:span text:style-name="T4">Version:<text:s/></text:span><text:span text:style-name="T5">0.0.5</text:span></text:p>
      <text:p text:style-name="P4"><text:span text:style-name="T6"/></text:p>
      <text:p text:style-name="P4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Project name</text:span><text:span text:style-name="T8"/></text:p>
          </table:table-cell>
          <table:table-cell table:style-name="TableCell010001">
            <text:p text:style-name="P7"><text:span text:style-name="T9">&lt;4D Platformer&gt;</text:span><text:span text:style-name="T10"/></text:p>
          </table:table-cell>
        </table:table-row>
        <table:table-row table:style-name="TableRow0101">
          <table:table-cell table:style-name="TableCell010100">
            <text:p text:style-name="P10"><text:span text:style-name="T11">Project leader</text:span><text:span text:style-name="T12"/></text:p>
          </table:table-cell>
          <table:table-cell table:style-name="TableCell010101">
            <text:p text:style-name="P10"><text:span text:style-name="T13">Arno Blümel</text:span><text:span text:style-name="T14"/></text:p>
          </table:table-cell>
        </table:table-row>
        <table:table-row table:style-name="TableRow0102">
          <table:table-cell table:style-name="TableCell010200">
            <text:p text:style-name="P13"><text:span text:style-name="T15">Responsible</text:span><text:span text:style-name="T16"/></text:p>
          </table:table-cell>
          <table:table-cell table:style-name="TableCell010201">
            <text:p text:style-name="P14"><text:span text:style-name="T17">Stefan Brandmair</text:span><text:span text:style-name="T18"/></text:p>
          </table:table-cell>
        </table:table-row>
        <table:table-row table:style-name="TableRow0103">
          <table:table-cell table:style-name="TableCell010300">
            <text:p text:style-name="P17"><text:span text:style-name="T19">Created on</text:span><text:span text:style-name="T20"/></text:p>
          </table:table-cell>
          <table:table-cell table:style-name="TableCell010301">
            <text:p text:style-name="P17"><text:span text:style-name="T21">21. September 2017</text:span><text:span text:style-name="T22"/></text:p>
          </table:table-cell>
        </table:table-row>
        <table:table-row table:style-name="TableRow0104">
          <table:table-cell table:style-name="TableCell010400">
            <text:p text:style-name="P20"><text:span text:style-name="T23">Last changed</text:span><text:span text:style-name="T24"/></text:p>
          </table:table-cell>
          <table:table-cell table:style-name="TableCell010401">
            <text:p text:style-name="P20"><text:span text:style-name="T25">29. September 2017</text:span><text:span text:style-name="T26"/></text:p>
          </table:table-cell>
        </table:table-row>
        <table:table-row table:style-name="TableRow0105">
          <table:table-cell table:style-name="TableCell010500">
            <text:p text:style-name="P23"><text:span text:style-name="T27">Processing status</text:span><text:span text:style-name="T28"/></text:p>
          </table:table-cell>
          <table:table-cell table:style-name="TableCell010501"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25"><text:span text:style-name="T29">X</text:span><text:span text:style-name="T30"/></text:p>
                </table:table-cell>
                <table:table-cell table:style-name="TableCell020001">
                  <text:p text:style-name="P26"><text:span text:style-name="T31">in process</text:span><text:span text:style-name="T32"/></text:p>
                </table:table-cell>
              </table:table-row>
              <table:table-row table:style-name="TableRow0201">
                <table:table-cell table:style-name="TableCell020100">
                  <text:p text:style-name="P29"><text:span text:style-name="T32"/></text:p>
                </table:table-cell>
                <table:table-cell table:style-name="TableCell020101">
                  <text:p text:style-name="P30"><text:span text:style-name="T33">submitted</text:span><text:span text:style-name="T34"/></text:p>
                </table:table-cell>
              </table:table-row>
              <table:table-row table:style-name="TableRow0202">
                <table:table-cell table:style-name="TableCell020200">
                  <text:p text:style-name="P32"><text:span text:style-name="T34"/></text:p>
                </table:table-cell>
                <table:table-cell table:style-name="TableCell020201">
                  <text:p text:style-name="P33"><text:span text:style-name="T35">completed</text:span><text:span text:style-name="T36"/></text:p>
                </table:table-cell>
              </table:table-row>
            </table:table>
            <text:p text:style-name="P35"><text:span text:style-name="T36"/></text:p>
          </table:table-cell>
        </table:table-row>
      </table:table>
      <text:p text:style-name="P37"><text:span text:style-name="T36"/></text:p>
      <text:p text:style-name="P38"><text:span text:style-name="T37">Change Listing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columns-spanned="3">
            <table:table table:style-name="Table04">
              <table:table-column table:style-name="TableColumn0400"/>
              <table:table-column table:style-name="TableColumn0401"/>
              <table:table-column table:style-name="TableColumn0402"/>
              <table:table-row table:style-name="TableRow0400">
                <table:table-cell table:style-name="TableCell040000" table:number-columns-spanned="3">
                  <text:p text:style-name="P41"><text:span text:style-name="T39">Change</text:span><text:span text:style-name="T40"/></text:p>
                </table:table-cell>
                <table:covered-table-cell/>
                <table:covered-table-cell/>
              </table:table-row>
              <table:table-row table:style-name="TableRow0401">
                <table:table-cell table:style-name="TableCell040100">
                  <text:p text:style-name="P44"><text:span text:style-name="T41">No</text:span><text:span text:style-name="T42"/></text:p>
                </table:table-cell>
                <table:table-cell table:style-name="TableCell040101">
                  <text:p text:style-name="P44"><text:span text:style-name="T43">Date</text:span><text:span text:style-name="T44"/></text:p>
                </table:table-cell>
                <table:table-cell table:style-name="TableCell040102">
                  <text:p text:style-name="P44"><text:span text:style-name="T45">Version</text:span><text:span text:style-name="T46"/></text:p>
                </table:table-cell>
              </table:table-row>
            </table:table>
            <text:p text:style-name="P46"><text:span text:style-name="T46"/></text:p>
          </table:table-cell>
          <table:covered-table-cell/>
          <table:covered-table-cell/>
          <table:table-cell table:style-name="TableCell030003">
            <text:p text:style-name="P47"><text:span text:style-name="T47">Changed Chapters</text:span><text:span text:style-name="T48"/></text:p>
          </table:table-cell>
          <table:table-cell table:style-name="TableCell030004">
            <text:p text:style-name="P47"><text:span text:style-name="T49">Description of changes</text:span><text:span text:style-name="T50"/></text:p>
          </table:table-cell>
          <table:table-cell table:style-name="TableCell030005">
            <text:p text:style-name="P47"><text:span text:style-name="T51">Author</text:span><text:span text:style-name="T52"/></text:p>
          </table:table-cell>
          <table:table-cell table:style-name="TableCell030006">
            <text:p text:style-name="P47"><text:span text:style-name="T53">State</text:span><text:span text:style-name="T54"/></text:p>
          </table:table-cell>
        </table:table-row>
        <table:table-row table:style-name="TableRow0301">
          <table:table-cell table:style-name="TableCell030100">
            <text:p text:style-name="P50"><text:span text:style-name="T55">1</text:span><text:span text:style-name="T56"/></text:p>
          </table:table-cell>
          <table:table-cell table:style-name="TableCell030101">
            <text:p text:style-name="P50"><text:span text:style-name="T57">21. 9. 2017</text:span><text:span text:style-name="T58"/></text:p>
          </table:table-cell>
          <table:table-cell table:style-name="TableCell030102">
            <text:p text:style-name="P50"><text:span text:style-name="T59">0.0.1</text:span><text:span text:style-name="T60"/></text:p>
          </table:table-cell>
          <table:table-cell table:style-name="TableCell030103">
            <text:p text:style-name="P50"><text:span text:style-name="T61">all</text:span><text:span text:style-name="T62"/></text:p>
          </table:table-cell>
          <table:table-cell table:style-name="TableCell030104">
            <text:p text:style-name="P50"><text:span text:style-name="T63">Initial product creation</text:span><text:span text:style-name="T64"/></text:p>
          </table:table-cell>
          <table:table-cell table:style-name="TableCell030105">
            <text:p text:style-name="P50"><text:span text:style-name="T65">Both</text:span><text:span text:style-name="T66"/></text:p>
          </table:table-cell>
          <table:table-cell table:style-name="TableCell030106">
            <text:p text:style-name="P50"><text:span text:style-name="T66"/></text:p>
          </table:table-cell>
        </table:table-row>
        <table:table-row table:style-name="TableRow0302">
          <table:table-cell table:style-name="TableCell030200">
            <text:p text:style-name="P53"><text:span text:style-name="T67">2</text:span><text:span text:style-name="T68"/></text:p>
          </table:table-cell>
          <table:table-cell table:style-name="TableCell030201">
            <text:p text:style-name="P53"><text:span text:style-name="T69">26. 9. 2017</text:span><text:span text:style-name="T70"/></text:p>
          </table:table-cell>
          <table:table-cell table:style-name="TableCell030202">
            <text:p text:style-name="P53"><text:span text:style-name="T71">0.0.2</text:span><text:span text:style-name="T72"/></text:p>
          </table:table-cell>
          <table:table-cell table:style-name="TableCell030203">
            <text:p text:style-name="P53"><text:span text:style-name="T73">3, 4, 5, 6</text:span><text:span text:style-name="T74"/></text:p>
          </table:table-cell>
          <table:table-cell table:style-name="TableCell030204">
            <text:p text:style-name="P53"><text:span text:style-name="T75">Started writing stuff</text:span><text:span text:style-name="T76"/></text:p>
          </table:table-cell>
          <table:table-cell table:style-name="TableCell030205">
            <text:p text:style-name="P53"><text:span text:style-name="T77">Both</text:span><text:span text:style-name="T78"/></text:p>
          </table:table-cell>
          <table:table-cell table:style-name="TableCell030206">
            <text:p text:style-name="P53"><text:span text:style-name="T78"/></text:p>
          </table:table-cell>
        </table:table-row>
        <table:table-row table:style-name="TableRow0303">
          <table:table-cell table:style-name="TableCell030300">
            <text:p text:style-name="P55"><text:span text:style-name="T79">3</text:span><text:span text:style-name="T80"/></text:p>
          </table:table-cell>
          <table:table-cell table:style-name="TableCell030301">
            <text:p text:style-name="P55"><text:span text:style-name="T81">28. 9. 2017</text:span><text:span text:style-name="T82"/></text:p>
          </table:table-cell>
          <table:table-cell table:style-name="TableCell030302">
            <text:p text:style-name="P55"><text:span text:style-name="T83">0.0.3</text:span><text:span text:style-name="T84"/></text:p>
          </table:table-cell>
          <table:table-cell table:style-name="TableCell030303">
            <text:p text:style-name="P55"><text:span text:style-name="T85">6</text:span><text:span text:style-name="T86"/></text:p>
          </table:table-cell>
          <table:table-cell table:style-name="TableCell030304">
            <text:p text:style-name="P55"><text:span text:style-name="T87">More planning,</text:span><text:span text:style-name="T88"/></text:p>
          </table:table-cell>
          <table:table-cell table:style-name="TableCell030305">
            <text:p text:style-name="P55"><text:span text:style-name="T88"/></text:p>
          </table:table-cell>
          <table:table-cell table:style-name="TableCell030306">
            <text:p text:style-name="P55"><text:span text:style-name="T88"/></text:p>
          </table:table-cell>
        </table:table-row>
        <table:table-row table:style-name="TableRow0304">
          <table:table-cell table:style-name="TableCell030400">
            <text:p text:style-name="P57"><text:span text:style-name="T89">4</text:span><text:span text:style-name="T90"/></text:p>
          </table:table-cell>
          <table:table-cell table:style-name="TableCell030401">
            <text:p text:style-name="P57"><text:span text:style-name="T91">5. 10. 2017</text:span><text:span text:style-name="T92"/></text:p>
          </table:table-cell>
          <table:table-cell table:style-name="TableCell030402">
            <text:p text:style-name="P57"><text:span text:style-name="T93">0.0.4</text:span><text:span text:style-name="T94"/></text:p>
          </table:table-cell>
          <table:table-cell table:style-name="TableCell030403">
            <text:p text:style-name="P57"><text:span text:style-name="T95">2, 6</text:span><text:span text:style-name="T96"/></text:p>
          </table:table-cell>
          <table:table-cell table:style-name="TableCell030404">
            <text:p text:style-name="P57"><text:span text:style-name="T97">Added some games</text:span><text:span text:style-name="T98"/></text:p>
          </table:table-cell>
          <table:table-cell table:style-name="TableCell030405">
            <text:p text:style-name="P57"><text:span text:style-name="T98"/></text:p>
          </table:table-cell>
          <table:table-cell table:style-name="TableCell030406">
            <text:p text:style-name="P57"><text:span text:style-name="T98"/></text:p>
          </table:table-cell>
        </table:table-row>
        <table:table-row table:style-name="TableRow0305">
          <table:table-cell table:style-name="TableCell030500">
            <text:p text:style-name="P59"><text:span text:style-name="T99">5</text:span><text:span text:style-name="T100"/></text:p>
          </table:table-cell>
          <table:table-cell table:style-name="TableCell030501">
            <text:p text:style-name="P59"><text:span text:style-name="T101">12.10. 2017</text:span><text:span text:style-name="T102"/></text:p>
          </table:table-cell>
          <table:table-cell table:style-name="TableCell030502">
            <text:p text:style-name="P59"><text:span text:style-name="T103">0.0.5</text:span><text:span text:style-name="T104"/></text:p>
          </table:table-cell>
          <table:table-cell table:style-name="TableCell030503">
            <text:p text:style-name="P59"><text:span text:style-name="T105">6</text:span><text:span text:style-name="T106"/></text:p>
          </table:table-cell>
          <table:table-cell table:style-name="TableCell030504">
            <text:p text:style-name="P59"><text:span text:style-name="T107">USP</text:span><text:span text:style-name="T108"/></text:p>
          </table:table-cell>
          <table:table-cell table:style-name="TableCell030505">
            <text:p text:style-name="P59"><text:span text:style-name="T108"/></text:p>
          </table:table-cell>
          <table:table-cell table:style-name="TableCell030506">
            <text:p text:style-name="P59"><text:span text:style-name="T108"/></text:p>
          </table:table-cell>
        </table:table-row>
      </table:table>
      <text:p text:style-name="P61"><text:span text:style-name="T108"/></text:p>
      <text:p text:style-name="P61"><text:span text:style-name="T108"/></text:p>
      <text:p text:style-name="P61"><text:span text:style-name="T109">Test Listing</text:span></text:p>
      <text:p text:style-name="P62"><text:span text:style-name="T110">The following table shows an overview of all tests<text:s/></text:span><text:span text:style-name="T111">–</text:span><text:span text:style-name="T112"><text:s/>both self-tests as well as tests by independent quality assurance<text:s/></text:span><text:span text:style-name="T113">–</text:span><text:span text:style-name="T114"><text:s/>for the present document.</text:span></text:p>
      <text:p text:style-name="P62"><text:span text:style-name="T115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>
            <text:p text:style-name="P64"><text:span text:style-name="T116">Date</text:span><text:span text:style-name="T117"/></text:p>
          </table:table-cell>
          <table:table-cell table:style-name="TableCell050001">
            <text:p text:style-name="P64"><text:span text:style-name="T118">Tested Version</text:span><text:span text:style-name="T119"/></text:p>
          </table:table-cell>
          <table:table-cell table:style-name="TableCell050002">
            <text:p text:style-name="P64"><text:span text:style-name="T120">Notes</text:span><text:span text:style-name="T121"/></text:p>
          </table:table-cell>
          <table:table-cell table:style-name="TableCell050003">
            <text:p text:style-name="P64"><text:span text:style-name="T122">Inspector</text:span><text:span text:style-name="T123"/></text:p>
          </table:table-cell>
          <table:table-cell table:style-name="TableCell050004">
            <text:p text:style-name="P64"><text:span text:style-name="T124">New Product Status</text:span><text:span text:style-name="T125"/></text:p>
          </table:table-cell>
        </table:table-row>
        <table:table-row table:style-name="TableRow0501">
          <table:table-cell table:style-name="TableCell050100">
            <text:p text:style-name="P67"><text:span text:style-name="T125"/></text:p>
          </table:table-cell>
          <table:table-cell table:style-name="TableCell050101">
            <text:p text:style-name="P67"><text:span text:style-name="T125"/></text:p>
          </table:table-cell>
          <table:table-cell table:style-name="TableCell050102">
            <text:p text:style-name="P67"><text:span text:style-name="T125"/></text:p>
          </table:table-cell>
          <table:table-cell table:style-name="TableCell050103">
            <text:p text:style-name="P67"><text:span text:style-name="T125"/></text:p>
          </table:table-cell>
          <table:table-cell table:style-name="TableCell050104">
            <text:p text:style-name="P67"><text:span text:style-name="T125"/></text:p>
          </table:table-cell>
        </table:table-row>
      </table:table>
      <text:p text:style-name="P69"><text:span text:style-name="T125"/></text:p>
      <text:p text:style-name="P70"><text:span text:style-name="T126">Content</text:span></text:p>
      <text:p text:style-name="P71"><text:span text:style-name="T127">1 Introduction<text:tab/>4</text:span></text:p>
      <text:p text:style-name="P71"><text:span text:style-name="T127">2 Initial Situation<text:tab/>5</text:span></text:p>
      <text:p text:style-name="P71"><text:span text:style-name="T127">3 General Conditions and Constraints<text:tab/>6</text:span></text:p>
      <text:p text:style-name="P71"><text:span text:style-name="T127">4 Project Objectives and System Concepts<text:tab/>7</text:span></text:p>
      <text:p text:style-name="P71"><text:span text:style-name="T127">5 Opportunities and Risks<text:tab/>8</text:span></text:p>
      <text:p text:style-name="P71"><text:span text:style-name="T127">6 Planning<text:tab/>9</text:span></text:p>
      <text:p text:style-name="P71"><text:span text:style-name="T127">7 Economic Efficiency<text:tab/>10</text:span></text:p>
      <text:p text:style-name="P71"><text:span text:style-name="T127">8 List of Abbreviations<text:tab/>11</text:span></text:p>
      <text:p text:style-name="P71"><text:span text:style-name="T127">9 List of Literature<text:tab/>12</text:span></text:p>
      <text:p text:style-name="P71"><text:span text:style-name="T127">10 List of Figures<text:tab/>13</text:span></text:p>
      <text:p text:style-name="P72"><text:span text:style-name="T128"/></text:p>
      <text:p text:style-name="P72"><text:span text:style-name="T128"/></text:p>
      <text:p text:style-name="P73"><text:span text:style-name="T129">Introduction</text:span></text:p>
      <text:p text:style-name="P74"><text:span text:style-name="T130">TODO at the end</text:span></text:p>
      <text:p text:style-name="P74"><text:span text:style-name="T130">We propose....&lt;stuff in this document&gt;</text:span></text:p>
      <text:p text:style-name="P74"><text:span text:style-name="T130">a few arguments, competition, market</text:span></text:p>
      <text:p text:style-name="P74"><text:span text:style-name="T131"/></text:p>
      <text:p text:style-name="P75"><text:span text:style-name="T132">Initial Situation</text:span></text:p>
      <text:p text:style-name="P75"><text:span text:style-name="T133">TODO: Text</text:span></text:p>
      <text:p text:style-name="P75"><text:span text:style-name="T133">we found .... similar games of which... are serious competition (Why?)</text:span></text:p>
      <text:p text:style-name="P75"><text:span text:style-name="T133">What would be cool, what is missing? *I want a better game*</text:span></text:p>
      <text:p text:style-name="P75"><text:span text:style-name="T134"/></text:p>
      <text:p text:style-name="P75"><text:span text:style-name="T135">Tiny conclusion</text:span></text:p>
      <text:list text:style-name="L76">
        <text:list-item>
          <text:p text:style-name="P76"><text:span text:style-name="T136">Genres:</text:span></text:p>
        </text:list-item>
        <text:list-item>
          <text:p text:style-name="P77"><text:span text:style-name="T136">3D</text:span></text:p>
        </text:list-item>
        <text:list-item>
          <text:p text:style-name="P77"><text:span text:style-name="T136">Platformer</text:span></text:p>
        </text:list-item>
        <text:list-item>
          <text:p text:style-name="P77"><text:span text:style-name="T136">Time Manipulation</text:span></text:p>
        </text:list-item>
        <text:list-item>
          <text:p text:style-name="P77"><text:span text:style-name="T136">Puzzle</text:span></text:p>
        </text:list-item>
      </text:list>
      <text:p text:style-name="P78"><text:span text:style-name="T137"/></text:p>
      <text:list text:style-name="L79">
        <text:list-item>
          <text:p text:style-name="P79"><text:span text:style-name="T138">Similar games (9):</text:span></text:p>
        </text:list-item>
        <text:list-item>
          <text:p text:style-name="P80"><text:span text:style-name="T139">Prince of Persia: The Sands of Time</text:span></text:p>
        </text:list-item>
        <text:list-item>
          <text:p text:style-name="P80"><text:span text:style-name="T139">Prince of Persia: Warrior Within</text:span></text:p>
        </text:list-item>
        <text:list-item>
          <text:p text:style-name="P80"><text:span text:style-name="T139">Prince of Persia: The Two Thrones</text:span></text:p>
        </text:list-item>
        <text:list-item>
          <text:p text:style-name="P80"><text:span text:style-name="T139">Blades of Time</text:span></text:p>
        </text:list-item>
        <text:list-item>
          <text:p text:style-name="P80"><text:span text:style-name="T139">Quantum Conundrum (Competition)</text:span></text:p>
        </text:list-item>
        <text:list-item>
          <text:p text:style-name="P80"><text:span text:style-name="T139">Project Temporality (Competition)</text:span></text:p>
        </text:list-item>
        <text:list-item>
          <text:p text:style-name="P80"><text:span text:style-name="T139">Gemini: Heroes Reborn</text:span></text:p>
        </text:list-item>
        <text:list-item>
          <text:p text:style-name="P80"><text:span text:style-name="T139">Thinking with Time Machines</text:span></text:p>
        </text:list-item>
        <text:list-item>
          <text:p text:style-name="P80"><text:span text:style-name="T139">Legacy of Kain</text:span></text:p>
        </text:list-item>
        <text:list-item>
          <text:p text:style-name="P81"><text:span text:style-name="T139">Excludes:</text:span></text:p>
        </text:list-item>
        <text:list-item>
          <text:p text:style-name="P82"><text:span text:style-name="T139">Games that were made before 2000</text:span></text:p>
        </text:list-item>
        <text:list-item>
          <text:p text:style-name="P82"><text:span text:style-name="T139">Non 3D games (13)</text:span></text:p>
        </text:list-item>
        <text:list-item>
          <text:p text:style-name="P82"><text:span text:style-name="T139">Visual novels</text:span></text:p>
        </text:list-item>
        <text:list-item>
          <text:p text:style-name="P82"><text:span text:style-name="T139">Non Windows games</text:span></text:p>
        </text:list-item>
        <text:list-item>
          <text:p text:style-name="P82"><text:span text:style-name="T139">Shooter games (3)</text:span></text:p>
        </text:list-item>
        <text:list-item>
          <text:p text:style-name="P82"><text:span text:style-name="T139">Simulation games (1)</text:span></text:p>
        </text:list-item>
        <text:list-item>
          <text:p text:style-name="P82"><text:span text:style-name="T139">Real time strategy games (1)</text:span></text:p>
        </text:list-item>
      </text:list>
      <text:p text:style-name="P83"><text:span text:style-name="T140"/></text:p>
      <text:list text:style-name="L84">
        <text:list-item>
          <text:p text:style-name="P84"><text:span text:style-name="T141">Bonuses for gamers:<text:s/></text:span><text:span text:style-name="T142">(WHAT STUFF DO WE WANT?)</text:span></text:p>
        </text:list-item>
        <text:list-item>
          <text:p text:style-name="P85"><text:span text:style-name="T143">Bigger focus on the time travel mechanic</text:span></text:p>
        </text:list-item>
        <text:list-item>
          <text:p text:style-name="P85"><text:span text:style-name="T143">Better graphics than a fair number of other similar games</text:span></text:p>
        </text:list-item>
        <text:list-item>
          <text:p text:style-name="P85"><text:span text:style-name="T143">Newer!</text:span></text:p>
        </text:list-item>
        <text:list-item>
          <text:p text:style-name="P85"><text:span text:style-name="T143">Intuitive controls</text:span></text:p>
        </text:list-item>
        <text:list-item>
          <text:p text:style-name="P85"><text:span text:style-name="T143">Realtime time travel</text:span></text:p>
        </text:list-item>
        <text:list-item>
          <text:p text:style-name="P85"><text:span text:style-name="T143">Many different styles in one</text:span></text:p>
        </text:list-item>
        <text:list-item>
          <text:p text:style-name="P85"><text:span text:style-name="T143">Multiple languages</text:span></text:p>
        </text:list-item>
        <text:list-item>
          <text:p text:style-name="P85"><text:span text:style-name="T143">Memes</text:span></text:p>
        </text:list-item>
        <text:list-item>
          <text:p text:style-name="P86"><text:span text:style-name="T143">Bonuses for parents:</text:span></text:p>
        </text:list-item>
        <text:list-item>
          <text:p text:style-name="P87"><text:span text:style-name="T143">Puzzle, thinking</text:span></text:p>
        </text:list-item>
        <text:list-item>
          <text:p text:style-name="P87"><text:span text:style-name="T143">Not pointlessly violent</text:span></text:p>
        </text:list-item>
        <text:list-item>
          <text:p text:style-name="P87"><text:span text:style-name="T143">No fanservice</text:span></text:p>
        </text:list-item>
        <text:list-item>
          <text:p text:style-name="P87"><text:span text:style-name="T143">Not too long?</text:span></text:p>
        </text:list-item>
      </text:list>
      <text:p text:style-name="P88"><text:span text:style-name="T144"/></text:p>
      <text:p text:style-name="P88"><text:span text:style-name="T145">Genre...</text:span></text:p>
      <text:list text:style-name="L89">
        <text:list-item>
          <text:p text:style-name="P89"><text:span text:style-name="T146">Target group</text:span></text:p>
        </text:list-item>
        <text:list-item>
          <text:p text:style-name="P90"><text:span text:style-name="T147">Casual<text:s/></text:span><text:span text:style-name="T148">Käschul gamerz</text:span></text:p>
        </text:list-item>
        <text:list-item>
          <text:p text:style-name="P90"><text:span text:style-name="T148">Not dumb persons</text:span></text:p>
        </text:list-item>
        <text:list-item>
          <text:p text:style-name="P90"><text:span text:style-name="T148">Those who don't just play shooters</text:span></text:p>
        </text:list-item>
        <text:list-item>
          <text:p text:style-name="P90"><text:span text:style-name="T148">Age: 15-45</text:span></text:p>
        </text:list-item>
      </text:list>
      <text:p text:style-name="P91"><text:span text:style-name="T149"/></text:p>
      <text:p text:style-name="P91"><text:span text:style-name="T149"/></text:p>
      <text:p text:style-name="P92"><text:span text:style-name="T150">General Conditions and Constraints</text:span></text:p>
      <text:p text:style-name="P93"><text:span text:style-name="T151">Arguments for WHY? Why CryEngine? Why C#?</text:span></text:p>
      <text:p text:style-name="P93"><text:span text:style-name="T151">Facts, deadlines</text:span></text:p>
      <text:list text:style-name="L94">
        <text:list-item>
          <text:p text:style-name="P94"><text:span text:style-name="T151">Xenko because</text:span></text:p>
        </text:list-item>
        <text:list-item>
          <text:p text:style-name="P95"><text:span text:style-name="T151">Free</text:span></text:p>
        </text:list-item>
        <text:list-item>
          <text:p text:style-name="P95"><text:span text:style-name="T151">Debugging works</text:span></text:p>
        </text:list-item>
        <text:list-item>
          <text:p text:style-name="P95"><text:span text:style-name="T151">It actually works </text:span></text:p>
        </text:list-item>
        <text:list-item>
          <text:p text:style-name="P95"><text:span text:style-name="T151">Reasonably complete documentation</text:span></text:p>
        </text:list-item>
        <text:list-item>
          <text:p text:style-name="P95"><text:span text:style-name="T151">Uses .net core:<text:s text:c="2"/></text:span><text:a xlink:href="https://stackoverflow.com/questions/37738106/net-core-vs-mono"><text:span text:style-name="T152">https://stackoverflow.com/questions/37738106/net-core-vs-mono</text:span></text:a><text:span text:style-name="T153"/></text:p>
        </text:list-item>
        <text:list-item>
          <text:p text:style-name="P96"><text:span text:style-name="T153">Bonus features:</text:span></text:p>
        </text:list-item>
        <text:list-item>
          <text:p text:style-name="P97"><text:span text:style-name="T153">Fancy new C# features</text:span></text:p>
        </text:list-item>
        <text:list-item>
          <text:p text:style-name="P97"><text:span text:style-name="T153">Cross platform</text:span></text:p>
        </text:list-item>
        <text:list-item>
          <text:p text:style-name="P97"><text:span text:style-name="T153">Great Visual Studio support</text:span></text:p>
        </text:list-item>
      </text:list>
      <text:p text:style-name="P98"><text:span text:style-name="T153"/></text:p>
      <text:list text:style-name="L99">
        <text:list-item>
          <text:p text:style-name="P99"><text:span text:style-name="T154">Cryengine </text:span></text:p>
        </text:list-item>
        <text:list-item>
          <text:p text:style-name="P99"><text:span text:style-name="T154">C#</text:span></text:p>
        </text:list-item>
        <text:list-item>
          <text:p text:style-name="P99"><text:span text:style-name="T154">10 Months</text:span></text:p>
        </text:list-item>
        <text:list-item>
          <text:p text:style-name="P99"><text:span text:style-name="T154">2 Programmers</text:span></text:p>
        </text:list-item>
        <text:list-item>
          <text:p text:style-name="P99"><text:span text:style-name="T155">Multilingual, which languages,<text:s/></text:span><text:span text:style-name="T156">why</text:span><text:span text:style-name="T157">?</text:span></text:p>
        </text:list-item>
      </text:list>
      <text:p text:style-name="P100"><text:span text:style-name="T158">Project Objectives and System Concepts</text:span></text:p>
      <text:list text:style-name="L101">
        <text:list-item>
          <text:p text:style-name="P101"><text:span text:style-name="T159">3D</text:span><text:span text:style-name="T160"><text:s/>(Genres)</text:span></text:p>
        </text:list-item>
        <text:list-item>
          <text:p text:style-name="P101"><text:span text:style-name="T161">Platformer</text:span></text:p>
        </text:list-item>
        <text:list-item>
          <text:p text:style-name="P101"><text:span text:style-name="T161">Levels</text:span></text:p>
        </text:list-item>
        <text:list-item>
          <text:p text:style-name="P101"><text:span text:style-name="T161">Fitting memes</text:span></text:p>
        </text:list-item>
        <text:list-item>
          <text:p text:style-name="P101"><text:span text:style-name="T161">Time scrolling (different epochs) (using the scroll wheel to change time)</text:span></text:p>
        </text:list-item>
        <text:list-item>
          <text:p text:style-name="P101"><text:span text:style-name="T161">Setting: FPS (Fancy prehistoric stuff), Caves, Temple/Labyrinth, Mine, Fancy High Tech Future Stuff</text:span></text:p>
        </text:list-item>
        <text:list-item>
          <text:p text:style-name="P101"><text:span text:style-name="T161">Inspirations:<text:s/></text:span><text:span text:style-name="T162">The Legend of Zelda: Ocarina of Time,<text:s/></text:span><text:span text:style-name="T163">Banjo Kazooie, Super Mario 64 (not the camera), Tomb Raider Caves and Ruins (</text:span><text:a xlink:href="https://www.primagames.com/media/images/news/Rise-of-the-tomb-raider.jpg"><text:span text:style-name="T164">https://www.primagames.com/media/images/news/Rise-of-the-tomb-raider.jpg</text:span></text:a><text:span text:style-name="T165">), any puzzle game, Percy Jackson's Labyrinth (the world ain't friendly nor does it make any sense)</text:span></text:p>
        </text:list-item>
      </text:list>
      <text:p text:style-name="P102"><text:span text:style-name="T166">(Which aspects? Describe them..., i.e. The average user should understand it)</text:span></text:p>
      <text:list text:style-name="L103">
        <text:list-item>
          <text:p text:style-name="P103"><text:span text:style-name="T167">Example level idea: Temple:<text:line-break/>Entrance<text:s/></text:span><text:span text:style-name="T168">--&gt; <text:line-break/></text:span><text:span text:style-name="T169">Reasonably open with the goal/correct direction clearly visible BUT unreachable without getting killed<text:s/></text:span><text:span text:style-name="T170">--&gt; <text:line-break/></text:span><text:span text:style-name="T171">Change time<text:s/></text:span><text:span text:style-name="T172">--&gt; <text:line-break/></text:span><text:span text:style-name="T173">Basic structure remains the same, same temple but older<text:s/></text:span><text:span text:style-name="T174">--&gt;<text:line-break/></text:span><text:span text:style-name="T175">Woohoo, the traps are disabled<text:s/></text:span><text:span text:style-name="T176">--&gt; <text:line-break/></text:span><text:span text:style-name="T177">Goal/Exit</text:span></text:p>
        </text:list-item>
      </text:list>
      <text:p text:style-name="P104"><text:span text:style-name="T178">Sketch</text:span></text:p>
      <text:p text:style-name="P105"><text:span text:style-name="T179">Opportunities and Risks</text:span></text:p>
      <text:p text:style-name="P105"><text:span text:style-name="T180"/></text:p>
      <text:p text:style-name="P105"><text:span text:style-name="T181">FRom the perspective of the guy who gives you the $$$</text:span></text:p>
      <text:p text:style-name="P105"><text:span text:style-name="T181">Survey? Why it is a totally rad idea, Salesperson-like</text:span></text:p>
      <text:p text:style-name="P105"><text:span text:style-name="T182">Opportunities:</text:span></text:p>
      <text:list text:style-name="L106">
        <text:list-item>
          <text:p text:style-name="P106"><text:span text:style-name="T183">Learning new stuff</text:span></text:p>
        </text:list-item>
        <text:list-item>
          <text:p text:style-name="P106"><text:span text:style-name="T183">Getting a good grade</text:span></text:p>
        </text:list-item>
        <text:list-item>
          <text:p text:style-name="P106"><text:span text:style-name="T183">Creating a game that is playable and that we like</text:span></text:p>
        </text:list-item>
      </text:list>
      <text:p text:style-name="P107"><text:span text:style-name="T184">Risks:</text:span></text:p>
      <text:list text:style-name="L108">
        <text:list-item>
          <text:p text:style-name="P108"><text:span text:style-name="T185">Not achieving any of the stuff above</text:span></text:p>
        </text:list-item>
        <text:list-item>
          <text:p text:style-name="P108"><text:span text:style-name="T185">Having wasted a lot of time</text:span></text:p>
        </text:list-item>
        <text:list-item>
          <text:p text:style-name="P108"><text:span text:style-name="T185">Creating a game that is so good that it blows everybody's minds</text:span></text:p>
        </text:list-item>
      </text:list>
      <text:p text:style-name="P109"><text:span text:style-name="T186">Planning</text:span></text:p>
      <text:p text:style-name="P109"><text:span text:style-name="T187">Table with dates (actual dates) and milestones (names) (e.g. "Level N is done")</text:span></text:p>
      <text:list text:style-name="L110">
        <text:list-item>
          <text:p text:style-name="P110"><text:span text:style-name="T188">Start: This month/early next month</text:span></text:p>
        </text:list-item>
        <text:list-item>
          <text:p text:style-name="P111"><text:span text:style-name="T188">End: At the end of the school year (June)</text:span></text:p>
        </text:list-item>
        <text:list-item>
          <text:p text:style-name="P111"><text:span text:style-name="T188">First prototype:</text:span></text:p>
        </text:list-item>
        <text:list-item>
          <text:p text:style-name="P112"><text:span text:style-name="T188">When: December</text:span></text:p>
        </text:list-item>
        <text:list-item>
          <text:p text:style-name="P113"><text:span text:style-name="T189">What: One level with some basic gameplay-elements and a moderately working player/camera control (i.e. You won't get cancer when trying to jump on something or turn around)</text:span></text:p>
        </text:list-item>
        <text:list-item>
          <text:p text:style-name="P114"><text:span text:style-name="T190">Controlling the character</text:span></text:p>
        </text:list-item>
        <text:list-item>
          <text:p text:style-name="P114"><text:span text:style-name="T190">Camera</text:span></text:p>
        </text:list-item>
        <text:list-item>
          <text:p text:style-name="P114"><text:span text:style-name="T190">1 Level</text:span></text:p>
        </text:list-item>
        <text:list-item>
          <text:p text:style-name="P114"><text:span text:style-name="T190">Time scrolling</text:span></text:p>
        </text:list-item>
        <text:list-item>
          <text:p text:style-name="P115"><text:span text:style-name="T190">Excludes:</text:span></text:p>
        </text:list-item>
        <text:list-item>
          <text:p text:style-name="P116"><text:span text:style-name="T190">All textures and the good looking stuff</text:span></text:p>
        </text:list-item>
        <text:list-item>
          <text:p text:style-name="P116"><text:span text:style-name="T190">All the other levels</text:span></text:p>
        </text:list-item>
        <text:list-item>
          <text:p text:style-name="P116"><text:span text:style-name="T190">Story</text:span></text:p>
        </text:list-item>
        <text:list-item>
          <text:p text:style-name="P116"><text:span text:style-name="T190">Further time scrolling features<text:tab/><text:tab/></text:span></text:p>
        </text:list-item>
        <text:list-item>
          <text:p text:style-name="P117"><text:span text:style-name="T190">Big blocks of work to be done (Sorted by priority)</text:span></text:p>
        </text:list-item>
        <text:list-item>
          <text:p text:style-name="P118"><text:span text:style-name="T190">Getting the basic stuff set up</text:span></text:p>
        </text:list-item>
        <text:list-item>
          <text:p text:style-name="P118"><text:span text:style-name="T191">CryEngine Project</text:span></text:p>
        </text:list-item>
        <text:list-item>
          <text:p text:style-name="P118"><text:span text:style-name="T191">Development Environment</text:span></text:p>
        </text:list-item>
        <text:list-item>
          <text:p text:style-name="P118"><text:span text:style-name="T191">GitLab or GitHub</text:span></text:p>
        </text:list-item>
        <text:list-item>
          <text:p text:style-name="P118"><text:span text:style-name="T191">Unit Tests?</text:span></text:p>
        </text:list-item>
        <text:list-item>
          <text:p text:style-name="P118"><text:span text:style-name="T192">Communication Channel: Slack</text:span></text:p>
        </text:list-item>
        <text:list-item>
          <text:p text:style-name="P119"><text:span text:style-name="T192">Player Control (First Person and/or Third Person)</text:span></text:p>
        </text:list-item>
        <text:list-item>
          <text:p text:style-name="P119"><text:span text:style-name="T192">Time Scrolling (Large Area and/or single object)</text:span></text:p>
        </text:list-item>
        <text:list-item>
          <text:p text:style-name="P119"><text:span text:style-name="T192">Levels</text:span></text:p>
        </text:list-item>
        <text:list-item>
          <text:p text:style-name="P119"><text:span text:style-name="T192">Level chaining (In which order will the levels be played? Open world? Non-linear?)</text:span></text:p>
        </text:list-item>
        <text:list-item>
          <text:p text:style-name="P119"><text:span text:style-name="T192">Menu, Settings</text:span></text:p>
        </text:list-item>
        <text:list-item>
          <text:p text:style-name="P119"><text:span text:style-name="T192">Decent graphics (Models, shaders, ...)</text:span></text:p>
        </text:list-item>
        <text:list-item>
          <text:p text:style-name="P119"><text:span text:style-name="T192">Story (Introduction, bare minimum)</text:span></text:p>
        </text:list-item>
        <text:list-item>
          <text:p text:style-name="P120"><text:span text:style-name="T192">Optional blocks of work:</text:span></text:p>
        </text:list-item>
        <text:list-item>
          <text:p text:style-name="P121"><text:span text:style-name="T192">Time freezing</text:span></text:p>
        </text:list-item>
        <text:list-item>
          <text:p text:style-name="P121"><text:span text:style-name="T192">Bosses</text:span></text:p>
        </text:list-item>
        <text:list-item>
          <text:p text:style-name="P121"><text:span text:style-name="T192">Sensible Story (Comedy)</text:span></text:p>
        </text:list-item>
        <text:list-item>
          <text:p text:style-name="P121"><text:span text:style-name="T192">Really good looking graphics (Manga/Anime?)</text:span></text:p>
        </text:list-item>
        <text:list-item>
          <text:p text:style-name="P122"><text:span text:style-name="T192">Different Level Directions: Go into a different direction<text:s/></text:span><text:span text:style-name="T193">--&gt;<text:s/></text:span><text:span text:style-name="T194"><text:line-break/>Level type is different<text:line-break/>e.g. Right: Speed, Parkour<text:s text:c="3"/>Left: Puzzles</text:span></text:p>
        </text:list-item>
        <text:list-item>
          <text:p text:style-name="P122"><text:span text:style-name="T194">The Labyrinth Style Levels Chaining: <text:line-break/><text:s text:c="8"/>Choose a goal/place where you want to go and start walking: <text:line-break/><text:s text:c="12"/>If you have been there already<text:s/></text:span><text:span text:style-name="T195">--&gt;</text:span><text:span text:style-name="T196"><text:s/>Easy to reach<text:line-break/><text:s text:c="12"/>Otherwise<text:s/></text:span><text:span text:style-name="T197">--&gt;</text:span><text:span text:style-name="T198"><text:s/>A lot of levels (depending on the goal)</text:span></text:p>
        </text:list-item>
        <text:list-item>
          <text:p text:style-name="P122"><text:span text:style-name="T198">Shortcuts (and longcuts?)</text:span></text:p>
        </text:list-item>
        <text:list-item>
          <text:p text:style-name="P122"><text:span text:style-name="T198">More time scrolling features (weather, climate, more different times...)</text:span></text:p>
        </text:list-item>
        <text:list-item>
          <text:p text:style-name="P123"><text:span text:style-name="T198">Doable: Not impossible</text:span></text:p>
        </text:list-item>
      </text:list>
      <text:p text:style-name="P124"><text:span text:style-name="T199">List of Abbreviations</text:span></text:p>
      <text:p text:style-name="P125"><text:span text:style-name="T200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27"><text:span text:style-name="T201">Abbreviation</text:span><text:span text:style-name="T202"/></text:p>
          </table:table-cell>
          <table:table-cell table:style-name="TableCell060001">
            <text:p text:style-name="P127"><text:span text:style-name="T203">Explanation</text:span><text:span text:style-name="T204"/></text:p>
          </table:table-cell>
        </table:table-row>
        <table:table-row table:style-name="TableRow0601">
          <table:table-cell table:style-name="TableCell060100">
            <text:p text:style-name="P130"><text:span text:style-name="T204"/></text:p>
          </table:table-cell>
          <table:table-cell table:style-name="TableCell060101">
            <text:p text:style-name="P130"><text:span text:style-name="T204"/></text:p>
          </table:table-cell>
        </table:table-row>
      </table:table>
      <text:p text:style-name="P132"><text:span text:style-name="T204"/></text:p>
      <text:p text:style-name="P133"><text:span text:style-name="T205">List of Literature</text:span></text:p>
      <text:p text:style-name="P134"><text:span text:style-name="T206"/></text:p>
      <text:p text:style-name="P134"><text:span text:style-name="T206"/></text:p>
      <text:p text:style-name="P135"><text:span text:style-name="T207">Guidelines for checking the documents</text:span></text:p>
      <text:p text:style-name="P136"><text:span text:style-name="T208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span></text:p>
      <text:p text:style-name="P137"><text:span text:style-name="T209"/></text:p>
      <text:p text:style-name="P137"><text:span text:style-name="T210">Consideration of the Project Proposal</text:span></text:p>
      <text:p text:style-name="P137"><text:span text:style-name="T211">Affected products:</text:span></text:p>
      <text:list text:style-name="L138">
        <text:list-item>
          <text:p text:style-name="P138"><text:span text:style-name="T212">Project Proposal</text:span></text:p>
        </text:list-item>
        <text:list-item>
          <text:p text:style-name="P138"><text:span text:style-name="T212">Project Manuel</text:span></text:p>
        </text:list-item>
        <text:list-item>
          <text:p text:style-name="P138"><text:span text:style-name="T212">Project Plan</text:span></text:p>
        </text:list-item>
      </text:list>
      <text:p text:style-name="P139"><text:span text:style-name="T213">Description:</text:span></text:p>
      <text:p text:style-name="P140"><text:span text:style-name="T214">The information about<text:s/></text:span><text:span text:style-name="T215">»Initial Situation</text:span><text:span text:style-name="T216">, existing framework conditions, project targets, system conception and<text:s/></text:span><text:span text:style-name="T217">»Economic Efficiency</text:span><text:span text:style-name="T218"><text:s/>contained in the<text:s/></text:span><text:span text:style-name="T219">»Project Proposal</text:span><text:span text:style-name="T220"><text:s/>have to be considered in the<text:s/></text:span><text:span text:style-name="T221">»Project Manual</text:span><text:span text:style-name="T222"><text:s/>and in the<text:s/></text:span><text:span text:style-name="T223">»Project Plan</text:span><text:span text:style-name="T224">.</text:span></text:p>
      <text:p text:style-name="P140"><text:span text:style-name="T225"/></text:p>
      <text:p text:style-name="P140"><text:span text:style-name="T226">Preparing the first Project Progress Decision</text:span></text:p>
      <text:p text:style-name="P140"><text:span text:style-name="T227">Affected products:</text:span></text:p>
      <text:list text:style-name="L141">
        <text:list-item>
          <text:p text:style-name="P141"><text:span text:style-name="T228">Project Proposal</text:span></text:p>
        </text:list-item>
        <text:list-item>
          <text:p text:style-name="P141"><text:span text:style-name="T228">Project Progress Decision</text:span></text:p>
        </text:list-item>
      </text:list>
      <text:p text:style-name="P142"><text:span text:style-name="T229">Description:</text:span></text:p>
      <text:p text:style-name="P143"><text:span text:style-name="T230">The project ideas and realization proposals presented in the<text:s/></text:span><text:span text:style-name="T231">»Project Proposal</text:span><text:span text:style-name="T232"><text:s/>have to be weighted in a decision process that is outside of the V-Modell. The decision that is made has to be laid down in a<text:s/></text:span><text:span text:style-name="T233">»Project Progress Decision</text:span><text:span text:style-name="T234">.</text:span></text:p>
      <text:p text:style-name="P143"><text:span text:style-name="T235"/></text:p>
      <text:p text:style-name="P143"><text:span text:style-name="T236">Project Proposal and Requirements Specification</text:span></text:p>
      <text:p text:style-name="P143"><text:span text:style-name="T237">Affected products:</text:span></text:p>
      <text:list text:style-name="L144">
        <text:list-item>
          <text:p text:style-name="P144"><text:span text:style-name="T238">Requirements Specification</text:span></text:p>
        </text:list-item>
        <text:list-item>
          <text:p text:style-name="P144"><text:span text:style-name="T238">Project Proposal</text:span></text:p>
        </text:list-item>
      </text:list>
      <text:p text:style-name="P145"><text:span text:style-name="T239">Description:</text:span></text:p>
      <text:p text:style-name="P146"><text:span text:style-name="T240">In the product<text:s/></text:span><text:span text:style-name="T241">»Requirements Specification</text:span><text:span text:style-name="T242"><text:s/>or Requirements Specification Overall Project, the information from the<text:s/></text:span><text:span text:style-name="T243">»Project Proposal</text:span><text:span text:style-name="T244"><text:s/>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